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UOS Blake" svg:font-family="'TUOS Blake'" style:font-pitch="variable"/>
    <style:font-face style:name="TUOS Stephenson" svg:font-family="'TUOS Stephens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9093b" draw:fill-color="#c95170" draw:textarea-horizontal-align="justify" draw:textarea-vertical-align="middle" draw:auto-grow-height="false" fo:min-height="5.047cm" fo:min-width="4.2cm"/>
    </style:style>
    <style:style style:name="gr2" style:family="graphic" style:parent-style-name="standard">
      <style:graphic-properties svg:stroke-color="#c9093b" draw:fill="none" draw:textarea-vertical-align="middle" draw:auto-grow-height="false" fo:min-height="5.041cm" fo:min-width="4.156cm"/>
    </style:style>
    <style:style style:name="gr3" style:family="graphic" style:parent-style-name="standard">
      <style:graphic-properties svg:stroke-color="#c9093b" draw:fill-color="#c95170" draw:textarea-horizontal-align="justify" draw:textarea-vertical-align="middle" draw:auto-grow-height="false" fo:min-height="2.97cm" fo:min-width="5.8cm"/>
    </style:style>
    <style:style style:name="gr4" style:family="graphic" style:parent-style-name="standard">
      <style:graphic-properties svg:stroke-color="#c9093b" draw:fill-color="#c95170" draw:textarea-horizontal-align="justify" draw:textarea-vertical-align="middle" draw:auto-grow-height="false" fo:min-height="0.651cm" fo:min-width="3.345cm"/>
    </style:style>
    <style:style style:name="gr5" style:family="graphic" style:parent-style-name="standard">
      <style:graphic-properties svg:stroke-color="#c9093b" draw:fill-color="#c95170" draw:textarea-horizontal-align="justify" draw:textarea-vertical-align="middle" draw:auto-grow-height="false" fo:min-height="0.65cm" fo:min-width="3.346cm"/>
    </style:style>
    <style:style style:name="gr6" style:family="graphic" style:parent-style-name="standard">
      <style:graphic-properties svg:stroke-color="#c9093b" draw:fill-color="#c95170" draw:textarea-horizontal-align="justify" draw:textarea-vertical-align="middle" draw:auto-grow-height="false" fo:min-height="0.651cm" fo:min-width="3.347cm"/>
    </style:style>
    <style:style style:name="P1" style:family="paragraph">
      <style:paragraph-properties fo:text-align="center"/>
      <style:text-properties style:font-name="TUOS Stephenson" fo:font-size="18pt"/>
    </style:style>
    <style:style style:name="P2" style:family="paragraph">
      <loext:graphic-properties draw:fill-color="#c95170"/>
      <style:paragraph-properties fo:text-align="center"/>
      <style:text-properties style:font-name="TUOS Stephenson" fo:font-size="18pt" style:font-size-asian="28pt" style:font-size-complex="28pt"/>
    </style:style>
    <style:style style:name="P3" style:family="paragraph">
      <loext:graphic-properties draw:fill="none"/>
      <style:paragraph-properties fo:text-align="center"/>
      <style:text-properties style:font-name="TUOS Stephenson" fo:font-size="1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6cm" svg:x="7.801cm" svg:y="7.8cm">
          <text:p text:style-name="P1"><text:span text:style-name="T1">Pap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5.9cm" svg:height="5.601cm" svg:x="14.099cm" svg:y="14.897cm">
          <text:p text:style-name="P1"><text:span text:style-name="T1">Code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" draw:text-style-name="P2" draw:layer="layout" svg:width="6.299cm" svg:height="6.1cm" svg:x="1.598cm" svg:y="16.698cm">
          <text:p text:style-name="P1"><text:span text:style-name="T1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4.799cm" svg:height="1.801cm" draw:transform="skewX (-0.000523598775598282) rotate (0.850149878646438) translate (3.033cm 15.076cm)">
          <text:p text:style-name="P1"><text:span text:style-name="T1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4.8cm" svg:height="1.8cm" draw:transform="skewX (0.000523598775598308) rotate (0.43720497762458) translate (8.688cm 18.831cm)">
          <text:p text:style-name="P1"><text:span text:style-name="T1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4.801cm" svg:height="1.801cm" draw:transform="rotate (2.36387393890112) translate (16.327cm 14.264cm)">
          <text:p text:style-name="P1"><text:span text:style-name="T1"/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UOS Blake" svg:font-family="'TUOS Blake'" style:font-pitch="variable"/>
    <style:font-face style:name="TUOS Stephenson" svg:font-family="'TUOS Stephens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07:12:22.226957508</meta:creation-date>
    <dc:date>2017-07-18T07:20:24.452805269</dc:date>
    <meta:editing-duration>PT8M2S</meta:editing-duration>
    <meta:editing-cycles>1</meta:editing-cycles>
    <meta:document-statistic meta:object-count="6"/>
    <meta:generator>LibreOffice/5.3.4.2$Linux_X86_64 LibreOffice_project/30m0$Build-2</meta:generator>
  </office:meta>
</office:document-meta>
</file>